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endix B</text:p>
      <text:p text:style-name="Standard"/>
      <text:p text:style-name="Standard">It goes after Appendix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dc:date>2012-05-15T17:02:35</dc:date>
    <dc:creator>Richard </dc:creator>
    <meta:editing-duration>PT1M4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2" meta:word-count="7" meta:character-count="34" meta:non-whitespace-character-count="29"/>
  </office:meta>
</office:document-meta>
</file>